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11 6 4 2 2 2 2 2 4"/>
    <style:font-face style:name="SimSun" svg:font-family="SimSun" style:font-family-generic="system" style:font-pitch="variable" svg:panose-1="2 1 6 0 3 1 1 1 1 1"/>
    <style:font-face style:name="Arial Unicode MS" svg:font-family="Arial Unicode MS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Liberation Mono" svg:font-family="Liberation Mono" style:font-family-generic="modern" style:font-pitch="fixed" svg:panose-1="2 11 6 4 2 2 2 2 2 4"/>
    <style:font-face style:name="NSimSun" svg:font-family="NSimSun" style:font-family-generic="modern" style:font-pitch="fixed" svg:panose-1="2 1 6 9 3 1 1 1 1 1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</style:style>
    <style:style style:name="T2" style:parent-style-name="Основнойшрифтабзаца" style:family="text">
      <style:text-properties fo:language="ru" fo:country="RU"/>
    </style:style>
    <style:style style:name="T3" style:parent-style-name="Основнойшрифтабзаца" style:family="text">
      <style:text-properties fo:language="ru" fo:country="RU"/>
    </style:style>
    <style:style style:name="P4" style:parent-style-name="Standard" style:family="paragraph">
      <style:paragraph-properties fo:text-align="center"/>
      <style:text-properties fo:language="ru" fo:country="RU"/>
    </style:style>
    <style:style style:name="T5" style:parent-style-name="Основнойшрифтабзаца" style:family="text">
      <style:text-properties fo:language="ru" fo:country="RU"/>
    </style:style>
    <style:style style:name="T6" style:parent-style-name="Основнойшрифтабзаца" style:family="text">
      <style:text-properties fo:language="ru" fo:country="RU"/>
    </style:style>
    <style:style style:name="T7" style:parent-style-name="Основнойшрифтабзаца" style:family="text">
      <style:text-properties fo:language="ru" fo:country="RU"/>
    </style:style>
    <style:style style:name="T8" style:parent-style-name="Основнойшрифтабзаца" style:family="text">
      <style:text-properties fo:language="ru" fo:country="RU"/>
    </style:style>
    <style:style style:name="T9" style:parent-style-name="DefaultParagraphFont" style:family="text">
      <style:text-properties fo:background-color="#FFFF00"/>
    </style:style>
    <style:style style:name="T10" style:parent-style-name="Основнойшрифтабзаца" style:family="text">
      <style:text-properties fo:background-color="#FFFF00" fo:language="ru" fo:country="RU"/>
    </style:style>
    <style:style style:name="T11" style:parent-style-name="Основнойшрифтабзаца" style:family="text">
      <style:text-properties fo:language="ru" fo:country="RU"/>
    </style:style>
    <style:style style:name="P12" style:parent-style-name="Standard" style:family="paragraph">
      <style:text-properties fo:language="ru" fo:country="RU"/>
    </style:style>
    <style:style style:name="T13" style:parent-style-name="Основнойшрифтабзаца" style:family="text">
      <style:text-properties fo:language="ru" fo:country="RU"/>
    </style:style>
    <style:style style:name="T14" style:parent-style-name="Основнойшрифтабзаца" style:family="text">
      <style:text-properties fo:language="ru" fo:country="RU"/>
    </style:style>
    <style:style style:name="T15" style:parent-style-name="DefaultParagraphFont" style:family="text">
      <style:text-properties fo:background-color="#FFFF00"/>
    </style:style>
    <style:style style:name="T16" style:parent-style-name="Основнойшрифтабзаца" style:family="text">
      <style:text-properties fo:language="ru" fo:country="RU"/>
    </style:style>
    <style:style style:name="T17" style:parent-style-name="Основнойшрифтабзаца" style:family="text">
      <style:text-properties fo:language="ru" fo:country="RU"/>
    </style:style>
    <style:style style:name="T18" style:parent-style-name="Основнойшрифтабзаца" style:family="text">
      <style:text-properties fo:language="ru" fo:country="RU"/>
    </style:style>
    <style:style style:name="T19" style:parent-style-name="Основнойшрифтабзаца" style:family="text">
      <style:text-properties fo:language="ru" fo:country="RU"/>
    </style:style>
    <style:style style:name="P20" style:parent-style-name="Standard" style:family="paragraph">
      <style:text-properties fo:language="ru" fo:country="RU"/>
    </style:style>
    <style:style style:name="P21" style:parent-style-name="Standard" style:family="paragraph">
      <style:text-properties fo:language="ru" fo:country="RU"/>
    </style:style>
    <style:style style:name="P22" style:parent-style-name="PreformattedText" style:family="paragraph">
      <style:paragraph-properties fo:text-align="justify"/>
      <style:text-properties fo:language="ru" fo:country="RU"/>
    </style:style>
    <style:style style:name="P23" style:parent-style-name="PreformattedText" style:family="paragraph">
      <style:paragraph-properties fo:text-align="justify"/>
      <style:text-properties fo:language="ru" fo:country="RU"/>
    </style:style>
    <style:style style:name="P24" style:parent-style-name="PreformattedText" style:family="paragraph">
      <style:paragraph-properties fo:text-align="justify"/>
    </style:style>
    <style:style style:name="P25" style:parent-style-name="PreformattedText" style:family="paragraph">
      <style:paragraph-properties fo:text-align="justify"/>
    </style:style>
    <style:style style:name="P26" style:parent-style-name="PreformattedText" style:family="paragraph">
      <style:paragraph-properties fo:text-align="justify"/>
    </style:style>
    <style:style style:name="P27" style:parent-style-name="PreformattedText" style:family="paragraph">
      <style:paragraph-properties fo:text-align="justify"/>
    </style:style>
    <style:style style:name="P28" style:parent-style-name="PreformattedText" style:family="paragraph">
      <style:paragraph-properties fo:text-align="justify"/>
    </style:style>
    <style:style style:name="P29" style:parent-style-name="PreformattedText" style:family="paragraph">
      <style:paragraph-properties fo:text-align="justify"/>
    </style:style>
    <style:style style:name="P30" style:parent-style-name="PreformattedText" style:family="paragraph">
      <style:paragraph-properties fo:text-align="justify" fo:margin-bottom="0.1965in"/>
    </style:style>
    <style:style style:name="T31" style:parent-style-name="DefaultParagraphFont" style:family="text">
      <style:text-properties fo:background-color="#FFFF00"/>
    </style:style>
    <style:style style:name="T32" style:parent-style-name="Основнойшрифтабзаца" style:family="text">
      <style:text-properties fo:background-color="#FFFF00" fo:language="ru" fo:country="RU"/>
    </style:style>
    <style:style style:name="T33" style:parent-style-name="Основнойшрифтабзаца" style:family="text">
      <style:text-properties fo:language="ru" fo:country="RU"/>
    </style:style>
    <style:style style:name="P34" style:parent-style-name="Standard" style:family="paragraph">
      <style:text-properties fo:language="ru" fo:country="RU"/>
    </style:style>
    <style:style style:name="P35" style:parent-style-name="Standard" style:family="paragraph">
      <style:text-properties fo:language="ru" fo:country="RU"/>
    </style:style>
    <style:style style:name="T36" style:parent-style-name="Основнойшрифтабзаца" style:family="text">
      <style:text-properties fo:language="ru" fo:country="RU"/>
    </style:style>
    <style:style style:name="T37" style:parent-style-name="DefaultParagraphFont" style:family="text">
      <style:text-properties fo:background-color="#FFFF00"/>
    </style:style>
    <style:style style:name="T38" style:parent-style-name="Основнойшрифтабзаца" style:family="text">
      <style:text-properties fo:background-color="#FFFF00" fo:language="ru" fo:country="RU"/>
    </style:style>
    <style:style style:name="T39" style:parent-style-name="Основнойшрифтабзаца" style:family="text">
      <style:text-properties fo:language="ru" fo:country="RU"/>
    </style:style>
    <style:style style:name="T40" style:parent-style-name="DefaultParagraphFont" style:family="text">
      <style:text-properties fo:background-color="#FFFF00"/>
    </style:style>
    <style:style style:name="T41" style:parent-style-name="Основнойшрифтабзаца" style:family="text">
      <style:text-properties fo:background-color="#FFFF00" fo:language="ru" fo:country="RU"/>
    </style:style>
    <style:style style:name="P42" style:parent-style-name="Standard" style:family="paragraph">
      <style:text-properties fo:font-size="10pt" style:font-size-asian="10pt" style:font-size-complex="10pt" fo:language="ru" fo:country="RU"/>
    </style:style>
    <style:style style:name="P43" style:parent-style-name="Standard" style:family="paragraph">
      <style:text-properties fo:language="ru" fo:country="RU"/>
    </style:style>
    <style:style style:name="P44" style:parent-style-name="PreformattedText" style:family="paragraph">
      <style:text-properties fo:language="ru" fo:country="RU"/>
    </style:style>
    <style:style style:name="P45" style:parent-style-name="PreformattedText" style:family="paragraph">
      <style:paragraph-properties fo:text-align="justify"/>
    </style:style>
    <style:style style:name="P46" style:parent-style-name="PreformattedText" style:family="paragraph">
      <style:paragraph-properties fo:text-align="justify"/>
    </style:style>
    <style:style style:name="P47" style:parent-style-name="PreformattedText" style:family="paragraph">
      <style:paragraph-properties fo:margin-bottom="0.1965in"/>
    </style:style>
    <style:style style:name="T48" style:parent-style-name="DefaultParagraphFont" style:family="text">
      <style:text-properties fo:language="ru" fo:country="RU"/>
    </style:style>
    <style:style style:name="T49" style:parent-style-name="Основнойшрифтабзаца" style:family="text">
      <style:text-properties fo:language="ru" fo:country="RU"/>
    </style:style>
    <style:style style:name="T50" style:parent-style-name="DefaultParagraphFont" style:family="text">
      <style:text-properties fo:background-color="#FFFF00"/>
    </style:style>
    <style:style style:name="T51" style:parent-style-name="Основнойшрифтабзаца" style:family="text">
      <style:text-properties fo:background-color="#FFFF00" fo:language="ru" fo:country="RU"/>
    </style:style>
    <style:style style:name="T52" style:parent-style-name="Основнойшрифтабзаца" style:family="text">
      <style:text-properties fo:language="ru" fo:country="RU"/>
    </style:style>
    <style:style style:name="P53" style:parent-style-name="Standard" style:family="paragraph">
      <style:text-properties fo:language="ru" fo:country="RU"/>
    </style:style>
    <style:style style:name="T54" style:parent-style-name="Основнойшрифтабзаца" style:family="text">
      <style:text-properties fo:language="ru" fo:country="RU"/>
    </style:style>
    <style:style style:name="T55" style:parent-style-name="Основнойшрифтабзаца" style:family="text">
      <style:text-properties fo:language="ru" fo:country="RU"/>
    </style:style>
    <style:style style:name="T56" style:parent-style-name="DefaultParagraphFont" style:family="text">
      <style:text-properties fo:background-color="#FFFF00"/>
    </style:style>
    <style:style style:name="T57" style:parent-style-name="Основнойшрифтабзаца" style:family="text">
      <style:text-properties fo:background-color="#FFFF00" fo:language="ru" fo:country="RU"/>
    </style:style>
    <style:style style:name="T58" style:parent-style-name="DefaultParagraphFont" style:family="text">
      <style:text-properties fo:background-color="#FFFF00"/>
    </style:style>
    <style:style style:name="P59" style:parent-style-name="Standard" style:family="paragraph">
      <style:text-properties fo:language="ru" fo:country="RU"/>
    </style:style>
    <style:style style:name="T60" style:parent-style-name="Основнойшрифтабзаца" style:family="text">
      <style:text-properties fo:language="ru" fo:country="RU"/>
    </style:style>
    <style:style style:name="T61" style:parent-style-name="Основнойшрифтабзаца" style:family="text">
      <style:text-properties fo:language="ru" fo:country="RU"/>
    </style:style>
    <style:style style:name="T62" style:parent-style-name="Основнойшрифтабзаца" style:family="text">
      <style:text-properties fo:language="ru" fo:country="RU"/>
    </style:style>
    <style:style style:name="T63" style:parent-style-name="DefaultParagraphFont" style:family="text">
      <style:text-properties fo:background-color="#FFFF00"/>
    </style:style>
    <style:style style:name="T64" style:parent-style-name="Основнойшрифтабзаца" style:family="text">
      <style:text-properties fo:background-color="#FFFF00" fo:language="ru" fo:country="RU"/>
    </style:style>
    <style:style style:name="P65" style:parent-style-name="Standard" style:family="paragraph">
      <style:text-properties fo:language="ru" fo:country="RU"/>
    </style:style>
    <style:style style:name="P66" style:parent-style-name="Standard" style:family="paragraph">
      <style:text-properties fo:language="ru" fo:country="RU"/>
    </style:style>
    <style:style style:name="P67" style:parent-style-name="Standard" style:family="paragraph">
      <style:text-properties fo:language="ru" fo:country="RU"/>
    </style:style>
    <style:style style:name="P68" style:parent-style-name="PreformattedText" style:family="paragraph">
      <style:text-properties fo:language="ru" fo:country="RU"/>
    </style:style>
    <style:style style:name="P69" style:parent-style-name="PreformattedText" style:family="paragraph">
      <style:paragraph-properties fo:text-align="justify"/>
    </style:style>
    <style:style style:name="P70" style:parent-style-name="PreformattedText" style:family="paragraph">
      <style:paragraph-properties fo:text-align="justify"/>
    </style:style>
    <style:style style:name="P71" style:parent-style-name="PreformattedText" style:family="paragraph">
      <style:paragraph-properties fo:margin-bottom="0.1965in"/>
    </style:style>
    <style:style style:name="T72" style:parent-style-name="Основнойшрифтабзаца" style:family="text">
      <style:text-properties fo:language="ru" fo:country="RU"/>
    </style:style>
    <style:style style:name="T73" style:parent-style-name="Основнойшрифтабзаца" style:family="text">
      <style:text-properties fo:language="ru" fo:country="RU"/>
    </style:style>
    <style:style style:name="T74" style:parent-style-name="DefaultParagraphFont" style:family="text">
      <style:text-properties fo:background-color="#FFFF00"/>
    </style:style>
    <style:style style:name="T75" style:parent-style-name="Основнойшрифтабзаца" style:family="text">
      <style:text-properties fo:background-color="#FFFF00" fo:language="ru" fo:country="RU"/>
    </style:style>
    <style:style style:name="P76" style:parent-style-name="Standard" style:family="paragraph">
      <style:text-properties fo:language="ru" fo:country="RU"/>
    </style:style>
    <style:style style:name="P77" style:parent-style-name="Standard" style:family="paragraph">
      <style:text-properties fo:language="ru" fo:country="RU"/>
    </style:style>
    <style:style style:name="P78" style:parent-style-name="Standard" style:family="paragraph">
      <style:text-properties fo:language="ru" fo:country="RU"/>
    </style:style>
    <style:style style:name="P79" style:parent-style-name="PreformattedText" style:family="paragraph">
      <style:paragraph-properties fo:text-align="justify"/>
    </style:style>
    <style:style style:name="P80" style:parent-style-name="PreformattedText" style:family="paragraph">
      <style:paragraph-properties fo:margin-bottom="0.1965in"/>
    </style:style>
    <style:style style:name="T81" style:parent-style-name="Основнойшрифтабзаца" style:family="text">
      <style:text-properties fo:language="ru" fo:country="RU"/>
    </style:style>
    <style:style style:name="T82" style:parent-style-name="DefaultParagraphFont" style:family="text">
      <style:text-properties fo:background-color="#FFFF00"/>
    </style:style>
    <style:style style:name="T83" style:parent-style-name="Основнойшрифтабзаца" style:family="text">
      <style:text-properties fo:background-color="#FFFF00" fo:language="ru" fo:country="RU"/>
    </style:style>
    <style:style style:name="P84" style:parent-style-name="Standard" style:family="paragraph">
      <style:paragraph-properties fo:margin-bottom="0.1965in"/>
    </style:style>
    <style:style style:name="T85" style:parent-style-name="DefaultParagraphFont" style:family="text">
      <style:text-properties fo:language="ru" fo:country="RU"/>
    </style:style>
    <style:style style:name="P86" style:parent-style-name="Standard" style:family="paragraph">
      <style:paragraph-properties fo:margin-bottom="0.1965in"/>
    </style:style>
    <style:style style:name="T87" style:parent-style-name="DefaultParagraphFont" style:family="text">
      <style:text-properties fo:language="ru" fo:country="RU"/>
    </style:style>
    <style:style style:name="T88" style:parent-style-name="DefaultParagraphFont" style:family="text">
      <style:text-properties fo:background-color="#FFFF00"/>
    </style:style>
    <style:style style:name="T89" style:parent-style-name="DefaultParagraphFont" style:family="text">
      <style:text-properties fo:background-color="#FFFF00"/>
    </style:style>
    <style:style style:name="T90" style:parent-style-name="DefaultParagraphFont" style:family="text">
      <style:text-properties fo:background-color="#FFFF00" fo:language="ru" fo:country="RU"/>
    </style:style>
    <style:style style:name="T91" style:parent-style-name="DefaultParagraphFont" style:family="text">
      <style:text-properties fo:background-color="#FFFF00" fo:language="vi" fo:country="VN"/>
    </style:style>
    <style:style style:name="T92" style:parent-style-name="DefaultParagraphFont" style:family="text">
      <style:text-properties fo:background-color="#FFFF00" fo:language="ru" fo:country="RU"/>
    </style:style>
    <style:style style:name="P93" style:parent-style-name="Standard" style:family="paragraph">
      <style:text-properties fo:language="ru" fo:country="RU"/>
    </style:style>
    <style:style style:name="P94" style:parent-style-name="Standard" style:family="paragraph">
      <style:text-properties fo:language="ru" fo:country="RU"/>
    </style:style>
    <style:style style:name="P95" style:parent-style-name="Standard" style:family="paragraph">
      <style:text-properties fo:language="ru" fo:country="RU"/>
    </style:style>
    <style:style style:name="P96" style:parent-style-name="Standard" style:family="paragraph">
      <style:text-properties fo:language="ru" fo:country="RU"/>
    </style:style>
    <style:style style:name="P97" style:parent-style-name="Standard" style:family="paragraph">
      <style:text-properties fo:language="ru" fo:country="RU"/>
    </style:style>
    <style:style style:name="P98" style:parent-style-name="Standard" style:family="paragraph">
      <style:text-properties fo:language="ru" fo:country="RU"/>
    </style:style>
    <style:style style:name="P99" style:parent-style-name="Standard" style:family="paragraph">
      <style:text-properties fo:language="ru" fo:country="RU"/>
    </style:style>
    <style:style style:name="P100" style:parent-style-name="Standard" style:family="paragraph">
      <style:text-properties fo:language="ru" fo:country="RU"/>
    </style:style>
    <style:style style:name="P101" style:parent-style-name="Standard" style:family="paragraph">
      <style:text-properties fo:language="ru" fo:country="RU"/>
    </style:style>
    <style:style style:name="P102" style:parent-style-name="Standard" style:family="paragraph">
      <style:text-properties fo:language="ru" fo:country="RU"/>
    </style:style>
    <style:style style:name="P103" style:parent-style-name="Standard" style:family="paragraph">
      <style:text-properties fo:language="ru" fo:country="RU"/>
    </style:style>
    <style:style style:name="P104" style:parent-style-name="PreformattedText" style:family="paragraph">
      <style:text-properties fo:language="ru" fo:country="RU"/>
    </style:style>
    <style:style style:name="T105" style:parent-style-name="Основнойшрифтабзаца" style:family="text">
      <style:text-properties fo:language="ru" fo:country="RU"/>
    </style:style>
    <style:style style:name="T106" style:parent-style-name="Основнойшрифтабзаца" style:family="text">
      <style:text-properties fo:language="ru" fo:country="RU"/>
    </style:style>
    <style:style style:name="T107" style:parent-style-name="Основнойшрифтабзаца" style:family="text">
      <style:text-properties fo:language="ru" fo:country="RU"/>
    </style:style>
    <style:style style:name="P108" style:parent-style-name="Standard" style:family="paragraph">
      <style:paragraph-properties fo:margin-bottom="0.1965in"/>
    </style:style>
    <style:style style:name="T109" style:parent-style-name="DefaultParagraphFont" style:family="text">
      <style:text-properties fo:background-color="#FFFF00"/>
    </style:style>
    <style:style style:name="T110" style:parent-style-name="Основнойшрифтабзаца" style:family="text">
      <style:text-properties fo:background-color="#FFFF00" fo:language="ru" fo:country="RU"/>
    </style:style>
    <style:style style:name="P111" style:parent-style-name="Standard" style:family="paragraph">
      <style:paragraph-properties fo:margin-bottom="0.1965in"/>
      <style:text-properties fo:language="ru" fo:country="RU"/>
    </style:style>
    <style:style style:name="P112" style:parent-style-name="Standard" style:family="paragraph">
      <style:paragraph-properties fo:text-align="center" fo:margin-bottom="0.1965in"/>
      <style:text-properties fo:language="ru" fo:country="RU"/>
    </style:style>
    <style:style style:name="P113" style:parent-style-name="Standard" style:family="paragraph">
      <style:paragraph-properties fo:text-align="justify" fo:margin-bottom="0.1965in"/>
    </style:style>
    <style:style style:name="T114" style:parent-style-name="Основнойшрифтабзаца" style:family="text">
      <style:text-properties fo:language="ru" fo:country="RU"/>
    </style:style>
    <style:style style:name="T115" style:parent-style-name="Основнойшрифтабзаца" style:family="text">
      <style:text-properties fo:language="ru" fo:country="RU"/>
    </style:style>
    <style:style style:name="P116" style:parent-style-name="Standard" style:family="paragraph">
      <style:paragraph-properties fo:text-align="justify" fo:margin-bottom="0.1965in"/>
    </style:style>
    <style:style style:name="T117" style:parent-style-name="DefaultParagraphFont" style:family="text">
      <style:text-properties style:font-name="Times New Roman" style:font-name-complex="Times New Roman" fo:background-color="#FFFF00" fo:language="ru" fo:country="RU"/>
    </style:style>
    <style:style style:name="P118" style:parent-style-name="Standard" style:family="paragraph">
      <style:paragraph-properties fo:text-align="justify" fo:margin-bottom="0.1965in"/>
    </style:style>
    <style:style style:name="T119" style:parent-style-name="Основнойшрифтабзаца" style:family="text">
      <style:text-properties fo:language="ru" fo:country="RU"/>
    </style:style>
    <style:style style:name="T120" style:parent-style-name="Основнойшрифтабзаца" style:family="text">
      <style:text-properties fo:language="ru" fo:country="RU"/>
    </style:style>
    <style:style style:name="P121" style:parent-style-name="Standard" style:family="paragraph">
      <style:paragraph-properties fo:text-align="justify" fo:margin-bottom="0.1965in"/>
    </style:style>
    <style:style style:name="T122" style:parent-style-name="DefaultParagraphFont" style:family="text">
      <style:text-properties style:font-name="Times New Roman" style:font-name-complex="Times New Roman" fo:background-color="#FFFF00" fo:language="ru" fo:country="RU"/>
    </style:style>
    <style:style style:name="T123" style:parent-style-name="DefaultParagraphFont" style:family="text">
      <style:text-properties style:font-name="Times New Roman" style:font-name-complex="Times New Roman" fo:background-color="#FFFF00" fo:language="vi" fo:country="VN"/>
    </style:style>
    <style:style style:name="T124" style:parent-style-name="DefaultParagraphFont" style:family="text">
      <style:text-properties style:font-name="Times New Roman" style:font-name-complex="Times New Roman" fo:background-color="#FFFF00" fo:language="ru" fo:country="RU"/>
    </style:style>
    <style:style style:name="T125" style:parent-style-name="DefaultParagraphFont" style:family="text">
      <style:text-properties style:font-name="Times New Roman" style:font-name-complex="Times New Roman" fo:background-color="#FFFF00" fo:language="vi" fo:country="VN"/>
    </style:style>
    <style:style style:name="T126" style:parent-style-name="DefaultParagraphFont" style:family="text">
      <style:text-properties style:font-name="Times New Roman" style:font-name-complex="Times New Roman" fo:background-color="#FFFF00" fo:language="ru" fo:country="RU"/>
    </style:style>
    <style:style style:name="T127" style:parent-style-name="DefaultParagraphFont" style:family="text">
      <style:text-properties style:font-name="Times New Roman" style:font-name-complex="Times New Roman" fo:background-color="#FFFF00" fo:language="vi" fo:country="VN"/>
    </style:style>
    <style:style style:name="T128" style:parent-style-name="DefaultParagraphFont" style:family="text">
      <style:text-properties style:font-name="Times New Roman" style:font-name-complex="Times New Roman" fo:background-color="#FFFF00" fo:language="ru" fo:country="RU"/>
    </style:style>
    <style:style style:name="T129" style:parent-style-name="DefaultParagraphFont" style:family="text">
      <style:text-properties style:font-name="Times New Roman" style:font-name-complex="Times New Roman" fo:background-color="#FFFF00" fo:language="vi" fo:country="VN"/>
    </style:style>
    <style:style style:name="T130" style:parent-style-name="DefaultParagraphFont" style:family="text">
      <style:text-properties style:font-name="Times New Roman" style:font-name-complex="Times New Roman" fo:background-color="#FFFF00" fo:language="ru" fo:country="RU"/>
    </style:style>
    <style:style style:name="T131" style:parent-style-name="DefaultParagraphFont" style:family="text">
      <style:text-properties style:font-name="Times New Roman" style:font-name-complex="Times New Roman" fo:language="ru" fo:country="RU"/>
    </style:style>
    <style:style style:name="P132" style:parent-style-name="Standard" style:family="paragraph">
      <style:paragraph-properties fo:text-align="justify" fo:margin-bottom="0.1965in"/>
    </style:style>
    <style:style style:name="T133" style:parent-style-name="Основнойшрифтабзаца" style:family="text">
      <style:text-properties fo:language="ru" fo:country="RU"/>
    </style:style>
    <style:style style:name="P134" style:parent-style-name="Standard" style:family="paragraph">
      <style:paragraph-properties fo:text-align="justify" fo:margin-bottom="0.1965in"/>
      <style:text-properties style:font-name="Times New Roman" style:font-name-complex="Times New Roman" fo:background-color="#FFFF00" fo:language="ru" fo:country="RU"/>
    </style:style>
    <style:style style:name="P135" style:parent-style-name="Standard" style:family="paragraph">
      <style:paragraph-properties fo:text-align="justify" fo:margin-bottom="0.1965in"/>
    </style:style>
    <style:style style:name="T136" style:parent-style-name="DefaultParagraphFont" style:family="text">
      <style:text-properties style:font-name="Times New Roman" style:font-name-complex="Times New Roman" fo:background-color="#FFFF00" fo:language="ru" fo:country="RU"/>
    </style:style>
    <style:style style:name="P137" style:parent-style-name="Standard" style:family="paragraph">
      <style:paragraph-properties fo:text-align="justify" fo:margin-bottom="0.1965in"/>
    </style:style>
    <style:style style:name="T138" style:parent-style-name="Основнойшрифтабзаца" style:family="text">
      <style:text-properties fo:language="ru" fo:country="RU"/>
    </style:style>
    <style:style style:name="T139" style:parent-style-name="Основнойшрифтабзаца" style:family="text">
      <style:text-properties fo:language="ru" fo:country="RU"/>
    </style:style>
    <style:style style:name="T140" style:parent-style-name="Основнойшрифтабзаца" style:family="text">
      <style:text-properties fo:language="ru" fo:country="RU"/>
    </style:style>
    <style:style style:name="T141" style:parent-style-name="Основнойшрифтабзаца" style:family="text">
      <style:text-properties fo:language="ru" fo:country="RU"/>
    </style:style>
    <style:style style:name="P142" style:parent-style-name="Standard" style:family="paragraph">
      <style:paragraph-properties fo:text-align="justify" fo:margin-bottom="0.1965in"/>
      <style:text-properties fo:background-color="#FFFF00" fo:language="vi" fo:country="VN"/>
    </style:style>
    <style:style style:name="P143" style:parent-style-name="Standard" style:family="paragraph">
      <style:paragraph-properties fo:text-align="justify" fo:margin-bottom="0.1965in"/>
      <style:text-properties fo:background-color="#FFFF00" fo:language="vi" fo:country="VN"/>
    </style:style>
    <style:style style:name="P144" style:parent-style-name="Standard" style:family="paragraph">
      <style:paragraph-properties fo:text-align="justify" fo:margin-bottom="0.1965in"/>
      <style:text-properties fo:background-color="#FFFF00" fo:language="vi" fo:country="VN"/>
    </style:style>
    <style:style style:name="P145" style:parent-style-name="Standard" style:family="paragraph">
      <style:paragraph-properties fo:text-align="justify" fo:margin-bottom="0.1965in"/>
      <style:text-properties fo:background-color="#FFFF00" fo:language="vi" fo:country="VN"/>
    </style:style>
    <style:style style:name="P146" style:parent-style-name="Standard" style:family="paragraph">
      <style:paragraph-properties fo:text-align="justify" fo:margin-bottom="0.1965in"/>
      <style:text-properties fo:background-color="#FFFF00" fo:language="vi" fo:country="VN"/>
    </style:style>
    <style:style style:name="P147" style:parent-style-name="Standard" style:family="paragraph">
      <style:paragraph-properties fo:text-align="justify" fo:margin-bottom="0.1965in"/>
      <style:text-properties fo:background-color="#FFFF00" fo:language="vi" fo:country="VN"/>
    </style:style>
    <style:style style:name="P148" style:parent-style-name="Standard" style:family="paragraph">
      <style:paragraph-properties fo:text-align="justify" fo:margin-bottom="0.1965in"/>
    </style:style>
    <style:style style:name="T149" style:parent-style-name="DefaultParagraphFont" style:family="text">
      <style:text-properties fo:background-color="#FFFF00" fo:language="vi" fo:country="VN"/>
    </style:style>
    <style:style style:name="P150" style:parent-style-name="Standard" style:family="paragraph">
      <style:paragraph-properties fo:text-align="justify" fo:margin-bottom="0.1965in"/>
      <style:text-properties fo:language="ru" fo:country="RU"/>
    </style:style>
    <style:style style:name="P151" style:parent-style-name="Standard" style:family="paragraph">
      <style:paragraph-properties fo:text-align="justify" fo:margin-bottom="0.1965in"/>
    </style:style>
    <style:style style:name="T152" style:parent-style-name="Основнойшрифтабзаца" style:family="text">
      <style:text-properties fo:language="ru" fo:country="RU"/>
    </style:style>
    <style:style style:name="T153" style:parent-style-name="Основнойшрифтабзаца" style:family="text">
      <style:text-properties fo:language="ru" fo:country="RU"/>
    </style:style>
    <style:style style:name="T154" style:parent-style-name="Основнойшрифтабзаца" style:family="text">
      <style:text-properties fo:language="ru" fo:country="RU"/>
    </style:style>
    <style:style style:name="P155" style:parent-style-name="Standard" style:family="paragraph">
      <style:paragraph-properties fo:text-align="justify" fo:margin-bottom="0.1965in"/>
    </style:style>
    <style:style style:name="T156" style:parent-style-name="Основнойшрифтабзаца" style:family="text">
      <style:text-properties style:font-name="Times New Roman" style:font-name-complex="Times New Roman" fo:background-color="#FFFF00" fo:language="vi" fo:country="VN"/>
    </style:style>
    <style:style style:name="T157" style:parent-style-name="Основнойшрифтабзаца" style:family="text">
      <style:text-properties style:font-name="Times New Roman" style:font-name-complex="Times New Roman" fo:background-color="#FFFF00" fo:language="vi" fo:country="VN"/>
    </style:style>
  </office:automatic-styles>
  <office:body>
    <office:text text:use-soft-page-breaks="true">
      <text:p text:style-name="P1"><text:span text:style-name="T2">Вопросы по<text:s/></text:span>C<text:span text:style-name="T3">++</text:span></text:p>
      <text:p text:style-name="P4">Тест</text:p>
      <text:p text:style-name="Standard"><text:span text:style-name="T5">1) Выберите оператор/операторы<text:s/></text:span>C<text:span text:style-name="T6">++ которые не могут быть перегружены:</text:span></text:p>
      <text:p text:style-name="Standard">a<text:span text:style-name="T7">) /</text:span></text:p>
      <text:p text:style-name="Standard">b<text:span text:style-name="T8">) ()</text:span></text:p>
      <text:p text:style-name="Standard"><text:span text:style-name="T9">c</text:span><text:span text:style-name="T10">) ::</text:span></text:p>
      <text:p text:style-name="Standard">d<text:span text:style-name="T11">) %</text:span></text:p>
      <text:p text:style-name="P12"/>
      <text:p text:style-name="Standard"><text:span text:style-name="T13">2) Как расшифровывается сокращение<text:s/></text:span>STL<text:span text:style-name="T14">:</text:span></text:p>
      <text:p text:style-name="Standard"><text:span text:style-name="T15">a) System template library</text:span></text:p>
      <text:p text:style-name="Standard">b) Standard template library</text:p>
      <text:p text:style-name="Standard">c<text:span text:style-name="T16">)<text:s/></text:span>Standard<text:span text:style-name="T17"><text:s/></text:span>topic<text:span text:style-name="T18"><text:s/></text:span>library</text:p>
      <text:p text:style-name="Standard">d<text:span text:style-name="T19">) Ничего из перечисленного</text:span></text:p>
      <text:p text:style-name="P20"/>
      <text:p text:style-name="P21">3) Что напечатает следующая программа:</text:p>
      <text:p text:style-name="P22">#include&lt;iostream&gt;</text:p>
      <text:p text:style-name="P23"/>
      <text:p text:style-name="P24">using namespace std;</text:p>
      <text:p text:style-name="P25">int main(void) {</text:p>
      <text:p text:style-name="P26"><text:s text:c="3"/>char s[] = "str", t[] = "str";</text:p>
      <text:p text:style-name="P27"><text:s text:c="3"/>if(s==t)</text:p>
      <text:p text:style-name="P28"><text:s text:c="6"/>cout&lt;&lt;"eqaul";</text:p>
      <text:p text:style-name="P29"><text:s text:c="3"/>return 0;</text:p>
      <text:p text:style-name="P30">}</text:p>
      <text:p text:style-name="Standard">a) equal</text:p>
      <text:p text:style-name="Standard">b) not equal</text:p>
      <text:p text:style-name="Standard"><text:span text:style-name="T31">c</text:span><text:span text:style-name="T32">) не напечатает ничего</text:span></text:p>
      <text:p text:style-name="Standard">d<text:span text:style-name="T33">) ошибка компиляции</text:span></text:p>
      <text:p text:style-name="P34"/>
      <text:p text:style-name="P35">4) Какие символы/символ нельзя использовать в идентификаторах:</text:p>
      <text:p text:style-name="Standard">a<text:span text:style-name="T36">) $</text:span></text:p>
      <text:p text:style-name="Standard"><text:span text:style-name="T37">b</text:span><text:span text:style-name="T38">) @</text:span></text:p>
      <text:p text:style-name="Standard">c<text:span text:style-name="T39">) _</text:span></text:p>
      <text:p text:style-name="Standard"><text:span text:style-name="T40">d</text:span><text:span text:style-name="T41">) .</text:span></text:p>
      <text:p text:style-name="P42"/>
      <text:p text:style-name="P43">5) Что напечатает следующая программа:</text:p>
      <text:p text:style-name="P44"/>
      <text:p text:style-name="PreformattedText">#include&lt;iostream&gt;</text:p>
      <text:p text:style-name="P45">using namespace std;</text:p>
      <text:p text:style-name="PreformattedText">int main() {</text:p>
      <text:p text:style-name="PreformattedText"><text:s text:c="3"/>unsigned char i = 1;</text:p>
      <text:p text:style-name="PreformattedText"><text:s text:c="3"/></text:p>
      <text:p text:style-name="PreformattedText"><text:s text:c="3"/>cout &lt;&lt; i-- &lt;&lt; --i;</text:p>
      <text:p text:style-name="P46"><text:s text:c="3"/>return 0;</text:p>
      <text:p text:style-name="P47">}</text:p>
      <text:p text:style-name="Standard">a) 00</text:p>
      <text:p text:style-name="Standard">b<text:span text:style-name="T48">) 0-1</text:span></text:p>
      <text:p text:style-name="Standard">c<text:span text:style-name="T49">) 1255</text:span></text:p>
      <text:p text:style-name="Standard"><text:span text:style-name="T50">d</text:span><text:span text:style-name="T51">) 0255</text:span></text:p>
      <text:p text:style-name="Standard">e<text:span text:style-name="T52">) ошибка компиляции</text:span></text:p>
      <text:p text:style-name="P53"/>
      <text:p text:style-name="Standard"><text:span text:style-name="T54">6) Что из следующего не является ключевым словом в<text:s/></text:span>C<text:span text:style-name="T55">++:</text:span></text:p>
      <text:p text:style-name="Standard">a) public</text:p>
      <text:p text:style-name="Standard">b) operator</text:p>
      <text:p text:style-name="Standard">c) volatile</text:p>
      <text:p text:style-name="Standard"><text:span text:style-name="T56">d</text:span><text:span text:style-name="T57">)<text:s/></text:span><text:span text:style-name="T58">extend</text:span></text:p>
      <text:p text:style-name="P59"/>
      <text:p text:style-name="Standard"><text:span text:style-name="T60">7) Объекты созданные через оператор<text:s/></text:span>new<text:span text:style-name="T61"><text:s/>хранятся:</text:span></text:p>
      <text:p text:style-name="Standard">a<text:span text:style-name="T62">) на стеке</text:span></text:p>
      <text:p text:style-name="Standard"><text:span text:style-name="T63">b</text:span><text:span text:style-name="T64">) в куче</text:span></text:p>
      <text:p text:style-name="P65">с) ничего из перечисленного</text:p>
      <text:p text:style-name="P66"/>
      <text:p text:style-name="P67">8) Что напечатает следующая программа:</text:p>
      <text:p text:style-name="P68"/>
      <text:p text:style-name="PreformattedText">#include&lt;iostream&gt;</text:p>
      <text:p text:style-name="P69">using namespace std;</text:p>
      <text:p text:style-name="PreformattedText">int main() {</text:p>
      <text:p text:style-name="PreformattedText"><text:s text:c="3"/>const char i = 1;</text:p>
      <text:p text:style-name="PreformattedText"><text:s text:c="3"/></text:p>
      <text:p text:style-name="PreformattedText"><text:s text:c="3"/>i -= 2</text:p>
      <text:p text:style-name="PreformattedText"><text:s text:c="3"/>cout &lt;&lt; i;</text:p>
      <text:p text:style-name="P70"><text:s text:c="3"/>return 0;</text:p>
      <text:p text:style-name="P71">}</text:p>
      <text:p text:style-name="Standard">a) -1</text:p>
      <text:p text:style-name="Standard">b<text:span text:style-name="T72">) 1</text:span></text:p>
      <text:p text:style-name="Standard">c<text:span text:style-name="T73">) 255</text:span></text:p>
      <text:p text:style-name="Standard"><text:span text:style-name="T74">d</text:span><text:span text:style-name="T75">) ошибка компиляции</text:span></text:p>
      <text:p text:style-name="P76"/>
      <text:p text:style-name="P77">9) Корректна ли следующая программа:</text:p>
      <text:p text:style-name="P78"/>
      <text:p text:style-name="PreformattedText">int main() {</text:p>
      <text:p text:style-name="PreformattedText"><text:s text:c="3"/>int *a = new int[16];</text:p>
      <text:p text:style-name="PreformattedText"><text:s text:c="3"/>free(a);</text:p>
      <text:p text:style-name="P79"><text:s text:c="3"/>return 0;</text:p>
      <text:p text:style-name="P80">}</text:p>
      <text:p text:style-name="Standard">a)<text:s/><text:span text:style-name="T81">Да</text:span></text:p>
      <text:p text:style-name="Standard"><text:span text:style-name="T82">b)<text:s/></text:span><text:span text:style-name="T83">Нет</text:span></text:p>
      <text:p text:style-name="P84"><text:span text:style-name="T85">Почему</text:span>: ___delete[]<text:s/>a;_____________________________________</text:p>
      <text:p text:style-name="P86"><text:span text:style-name="T87"><text:s/></text:span><text:span text:style-name="T88">N</text:span><text:span text:style-name="T89">ew</text:span><text:span text:style-name="T90"><text:s/>и</text:span><text:span text:style-name="T91"><text:s/>delete<text:s/></text:span><text:span text:style-name="T92">должны использоваться парно</text:span></text:p>
      <text:p text:style-name="P93"/>
      <text:p text:style-name="P94"/>
      <text:p text:style-name="P95"/>
      <text:p text:style-name="P96"/>
      <text:p text:style-name="P97"/>
      <text:p text:style-name="P98"/>
      <text:p text:style-name="P99"/>
      <text:p text:style-name="P100"/>
      <text:p text:style-name="P101"/>
      <text:p text:style-name="P102"/>
      <text:p text:style-name="P103">10) Что напечатает следующая программа:</text:p>
      <text:p text:style-name="P104"/>
      <text:p text:style-name="PreformattedText">#include &lt;iostream&gt;</text:p>
      <text:p text:style-name="PreformattedText">using namespace std;</text:p>
      <text:p text:style-name="PreformattedText"/>
      <text:p text:style-name="PreformattedText">class A{</text:p>
      <text:p text:style-name="PreformattedText"><text:tab/>virtual void func1() = 0</text:p>
      <text:p text:style-name="PreformattedText"><text:tab/>virtual void func2() { cout &lt;&lt; "A:func2" }</text:p>
      <text:p text:style-name="PreformattedText">}</text:p>
      <text:p text:style-name="PreformattedText"/>
      <text:p text:style-name="PreformattedText">class B: public A {</text:p>
      <text:p text:style-name="PreformattedText"><text:tab/>void func2() { cout &lt;&lt; "B:func2" };</text:p>
      <text:p text:style-name="PreformattedText">}</text:p>
      <text:p text:style-name="PreformattedText"/>
      <text:p text:style-name="PreformattedText">int main(void)</text:p>
      <text:p text:style-name="PreformattedText">{</text:p>
      <text:p text:style-name="PreformattedText"><text:tab/>B obj;</text:p>
      <text:p text:style-name="PreformattedText"><text:tab/>obj.func2();</text:p>
      <text:p text:style-name="PreformattedText"/>
      <text:p text:style-name="PreformattedText"><text:tab/>return 0;</text:p>
      <text:p text:style-name="PreformattedText">}</text:p>
      <text:p text:style-name="Standard">a) <text:s/>A:func2</text:p>
      <text:p text:style-name="Standard">b<text:span text:style-name="T105">) <text:s/>B:func2</text:span></text:p>
      <text:p text:style-name="Standard">c<text:span text:style-name="T106">) ничего не напечатает</text:span></text:p>
      <text:p text:style-name="Standard">d<text:span text:style-name="T107">) ошибка времени выполнения</text:span></text:p>
      <text:p text:style-name="P108"><text:span text:style-name="T109">e</text:span><text:span text:style-name="T110">) ошибка компиляции</text:span></text:p>
      <text:p text:style-name="P111"/>
      <text:p text:style-name="P112">Вопросы с развёрнутыми ответами</text:p>
      <text:p text:style-name="P113"><text:span text:style-name="T114">1) Зачем в<text:s/></text:span>C<text:span text:style-name="T115">++ нужен виртуальный деструктор?</text:span></text:p>
      <text:p text:style-name="P116"><text:span text:style-name="T117">Виртуальный деструктор необходим для правильного удаления объектов производного класса через указатель на базовый класс и используется для предотвращения утечек памяти.</text:span></text:p>
      <text:p text:style-name="P118"><text:span text:style-name="T119">2) В чём разница между<text:s/></text:span>struct<text:span text:style-name="T120"><text:s/>и<text:s/></text:span>class</text:p>
      <text:p text:style-name="P121"><text:span text:style-name="T122">Если свойства<text:s/></text:span><text:span text:style-name="T123">class</text:span><text:span text:style-name="T124"><text:s/>по умолчанию являются<text:s/></text:span><text:span text:style-name="T125">private</text:span><text:span text:style-name="T126">, свойства<text:s/></text:span><text:span text:style-name="T127">struct</text:span><text:span text:style-name="T128"><text:s/>являются<text:s/></text:span><text:span text:style-name="T129">public</text:span><text:span text:style-name="T130">.</text:span><text:span text:style-name="T131"><text:s/></text:span></text:p>
      <text:p text:style-name="P132"><text:span text:style-name="T133">3) В каких контекстах может использоваться ключевое слово<text:s/></text:span>static</text:p>
      <text:p text:style-name="P134">static — это ключевое слово, которое объявляет статические свойства и методы.</text:p>
      <text:p text:style-name="P135"><text:span text:style-name="T136">Статические свойства инициализируются только один раз и являются общими для всех объектов.</text:span></text:p>
      <text:p text:style-name="P137"><text:span text:style-name="T138">4) Какие ассоциативные контейнеры<text:s/></text:span><text:span text:style-name="T139">включены</text:span><text:span text:style-name="T140"><text:s/>в стандартную библиотеку<text:s/></text:span>c<text:span text:style-name="T141">++</text:span></text:p>
      <text:p text:style-name="P142">std::set</text:p>
      <text:soft-page-break/>
      <text:p text:style-name="P143">std::multiset</text:p>
      <text:p text:style-name="P144">std::map</text:p>
      <text:p text:style-name="P145">std::multimap</text:p>
      <text:p text:style-name="P146">std::unordered_set</text:p>
      <text:p text:style-name="P147">unordered_multimap<text:s/></text:p>
      <text:p text:style-name="P148"><text:span text:style-name="T149">unordered_multiset.</text:span></text:p>
      <text:p text:style-name="P150"/>
      <text:p text:style-name="P151"><text:span text:style-name="T152">5) Какая в худшем случае сложность у сортировки<text:s/></text:span>quickSort<text:span text:style-name="T153"><text:s/>(в<text:s/></text:span>O<text:span text:style-name="T154">-нотации):<text:s/></text:span></text:p>
      <text:p text:style-name="P155"><text:span text:style-name="T156">O(n^2)</text:span><text:span text:style-name="T157">. Это происходит, когда массив уже отсортирован или отсортирован в обратном порядке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11 6 4 2 2 2 2 2 4"/>
    <style:font-face style:name="SimSun" svg:font-family="SimSun" style:font-family-generic="system" style:font-pitch="variable" svg:panose-1="2 1 6 0 3 1 1 1 1 1"/>
    <style:font-face style:name="Arial Unicode MS" svg:font-family="Arial Unicode MS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Liberation Mono" svg:font-family="Liberation Mono" style:font-family-generic="modern" style:font-pitch="fixed" svg:panose-1="2 11 6 4 2 2 2 2 2 4"/>
    <style:font-face style:name="NSimSun" svg:font-family="NSimSun" style:font-family-generic="modern" style:font-pitch="fixed" svg:panose-1="2 1 6 9 3 1 1 1 1 1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SimSun" style:font-name-complex="Arial Unicode M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true"/>
    </style:style>
    <style:style style:name="DefaultParagraphFont" style:display-name="Default Paragraph Font" style:family="text"/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NSimSun" style:font-name-complex="Liberation Mono" fo:font-size="10pt" style:font-size-asian="10pt" style:font-size-complex="10pt"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Olga</meta:initial-creator>
    <dc:creator>Vu Hoang Anh</dc:creator>
    <meta:creation-date>2021-03-29T04:27:00Z</meta:creation-date>
    <dc:date>2024-06-27T17:57:00Z</dc:date>
    <meta:template xlink:href="Normal" xlink:type="simple"/>
    <meta:editing-cycles>3</meta:editing-cycles>
    <meta:editing-duration>PT900S</meta:editing-duration>
    <meta:document-statistic meta:page-count="4" meta:paragraph-count="5" meta:word-count="411" meta:character-count="2749" meta:row-count="19" meta:non-whitespace-character-count="2343"/>
  </office:meta>
</office:document-meta>
</file>